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1pt"/>
    </style:style>
    <style:style style:name="co3" style:family="table-column">
      <style:table-column-properties fo:break-before="auto" style:column-width="81.44pt"/>
    </style:style>
    <style:style style:name="co4" style:family="table-column">
      <style:table-column-properties fo:break-before="auto" style:column-width="9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162.85pt">
            <draw:object draw:notify-on-update-of-ranges="Sheet1.A4:Sheet1.A4 Sheet1.A5:Sheet1.A12 Sheet1.C4:Sheet1.C4 Sheet1.C5:Sheet1.C12 Sheet1.A4:Sheet1.A4 Sheet1.A5:Sheet1.A12 Sheet1.E4:Sheet1.E4 Sheet1.E5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ax Le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IME_before</text:p>
          </table:table-cell>
          <table:table-cell office:value-type="string" calcext:value-type="string">
            <text:p>SPEEDUP_BEFORE</text:p>
          </table:table-cell>
          <table:table-cell table:style-name="Default" office:value-type="string" calcext:value-type="string">
            <text:p>TIME_after</text:p>
          </table:table-cell>
          <table:table-cell office:value-type="string" calcext:value-type="string">
            <text:p>SPEEDUP_AFTER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9058933258057" calcext:value-type="float">
            <text:p>5.29E-01</text:p>
          </table:table-cell>
          <table:table-cell table:formula="of:=[.B5]/[.B5]" office:value-type="float" office:value="1" calcext:value-type="float">
            <text:p>1</text:p>
          </table:table-cell>
          <table:table-cell office:value-type="float" office:value="0.375196933746338" calcext:value-type="float">
            <text:p>3.75E-01</text:p>
          </table:table-cell>
          <table:table-cell table:formula="of:=[.D5]/[.D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2757062911987" calcext:value-type="float">
            <text:p>5.13E-01</text:p>
          </table:table-cell>
          <table:table-cell table:formula="of:=[.B5]/[.B6]" office:value-type="float" office:value="1.0317925807857" calcext:value-type="float">
            <text:p>1.0317925807857</text:p>
          </table:table-cell>
          <table:table-cell office:value-type="float" office:value="0.367995023727417" calcext:value-type="float">
            <text:p>3.68E-01</text:p>
          </table:table-cell>
          <table:table-cell table:formula="of:=[.D5]/[.D6]" office:value-type="float" office:value="1.01957067230413" calcext:value-type="float">
            <text:p>1.0195706723041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9622077941895" calcext:value-type="float">
            <text:p>5.30E-01</text:p>
          </table:table-cell>
          <table:table-cell table:formula="of:=[.B5]/[.B7]" office:value-type="float" office:value="0.998936704666795" calcext:value-type="float">
            <text:p>0.998936704666795</text:p>
          </table:table-cell>
          <table:table-cell office:value-type="float" office:value="0.18287205696106" calcext:value-type="float">
            <text:p>1.83E-01</text:p>
          </table:table-cell>
          <table:table-cell table:formula="of:=[.D5]/[.D7]" office:value-type="float" office:value="2.05169089242667" calcext:value-type="float">
            <text:p>2.05169089242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0156984329224" calcext:value-type="float">
            <text:p>1.40E-01</text:p>
          </table:table-cell>
          <table:table-cell table:formula="of:=[.B5]/[.B8]" office:value-type="float" office:value="3.77475967958411" calcext:value-type="float">
            <text:p>3.77475967958411</text:p>
          </table:table-cell>
          <table:table-cell office:value-type="float" office:value="0.0909719467163086" calcext:value-type="float">
            <text:p>9.10E-02</text:p>
          </table:table-cell>
          <table:table-cell table:formula="of:=[.D5]/[.D8]" office:value-type="float" office:value="4.12431466280886" calcext:value-type="float">
            <text:p>4.1243146628088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7550163269043" calcext:value-type="float">
            <text:p>8.76E-02</text:p>
          </table:table-cell>
          <table:table-cell table:formula="of:=[.B5]/[.B9]" office:value-type="float" office:value="6.04292343387471" calcext:value-type="float">
            <text:p>6.04292343387471</text:p>
          </table:table-cell>
          <table:table-cell office:value-type="float" office:value="0.149581909179688" calcext:value-type="float">
            <text:p>1.50E-01</text:p>
          </table:table-cell>
          <table:table-cell table:formula="of:=[.D5]/[.D9]" office:value-type="float" office:value="2.50830421809649" calcext:value-type="float">
            <text:p>2.5083042180964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04698753356934" calcext:value-type="float">
            <text:p>5.05E-02</text:p>
          </table:table-cell>
          <table:table-cell table:formula="of:=[.B5]/[.B10]" office:value-type="float" office:value="10.4826677248377" calcext:value-type="float">
            <text:p>10.4826677248377</text:p>
          </table:table-cell>
          <table:table-cell office:value-type="float" office:value="0.038794994354248" calcext:value-type="float">
            <text:p>3.88E-02</text:p>
          </table:table-cell>
          <table:table-cell table:formula="of:=[.D5]/[.D10]" office:value-type="float" office:value="9.67127177079366" calcext:value-type="float">
            <text:p>9.6712717707936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61600017547607" calcext:value-type="float">
            <text:p>2.62E-02</text:p>
          </table:table-cell>
          <table:table-cell table:formula="of:=[.B5]/[.B11]" office:value-type="float" office:value="20.2239639820275" calcext:value-type="float">
            <text:p>20.2239639820275</text:p>
          </table:table-cell>
          <table:table-cell office:value-type="float" office:value="0.0146310329437256" calcext:value-type="float">
            <text:p>1.46E-02</text:p>
          </table:table-cell>
          <table:table-cell table:formula="of:=[.D5]/[.D11]" office:value-type="float" office:value="25.6439128521844" calcext:value-type="float">
            <text:p>25.643912852184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2773962020874" calcext:value-type="float">
            <text:p>4.28E-02</text:p>
          </table:table-cell>
          <table:table-cell table:formula="of:=[.B5]/[.B12]" office:value-type="float" office:value="12.3687147101284" calcext:value-type="float">
            <text:p>12.3687147101284</text:p>
          </table:table-cell>
          <table:table-cell office:value-type="float" office:value="0.00960803031921387" calcext:value-type="float">
            <text:p>9.61E-03</text:p>
          </table:table-cell>
          <table:table-cell table:formula="of:=[.D5]/[.D12]" office:value-type="float" office:value="39.0503486438869" calcext:value-type="float">
            <text:p>39.050348643886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 table:number-columns-repeated="5"/>
          <table:table-cell table:style-name="Default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0:49:39.16692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48:14.214575131</meta:creation-date>
    <dc:date>2019-03-26T11:03:07.500122503</dc:date>
    <meta:editing-duration>P1DT18H6M44S</meta:editing-duration>
    <meta:editing-cycles>13</meta:editing-cycles>
    <meta:generator>LibreOffice/6.1.5.2$Linux_X86_64 LibreOffice_project/10$Build-2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GAME OF LIFE SPEEDUP COMPARISON</text:p>
        </chart:title>
        <chart:legend chart:legend-position="end" svg:x="11.375cm" svg:y="3.952cm" style:legend-expansion="high" chart:style-name="ch3"/>
        <chart:plot-area chart:style-name="ch4" table:cell-range-address="Sheet1.A4:Sheet1.A12 Sheet1.C4:Sheet1.C12 Sheet1.E4:Sheet1.E12" chart:data-source-has-labels="row" svg:x="1.331cm" svg:y="1.275cm" svg:width="9.724cm" svg:height="6.564cm">
          <chartooo:coordinate-region svg:x="1.952cm" svg:y="1.474cm" svg:width="8.823cm" svg:height="5.718cm"/>
          <chart:axis chart:dimension="x" chart:name="primary-x" chart:style-name="ch5">
            <chart:title svg:x="4.998cm" svg:y="8.019cm" chart:style-name="ch6">
              <text:p>NO. OF CORES</text:p>
            </chart:title>
          </chart:axis>
          <chart:axis chart:dimension="y" chart:name="primary-y" chart:style-name="ch5">
            <chart:title svg:x="0.451cm" svg:y="5.382cm" chart:style-name="ch7">
              <text:p>SPEEDUP</text:p>
            </chart:title>
          </chart:axis>
          <chart:series chart:style-name="ch8" chart:values-cell-range-address="Sheet1.C5:Sheet1.C12" chart:label-cell-address="Sheet1.C4:Sheet1.C4" chart:class="chart:scatter">
            <chart:domain table:cell-range-address="Sheet1.A5:Sheet1.A12"/>
            <chart:data-point chart:repeated="8"/>
          </chart:series>
          <chart:series chart:style-name="ch9" chart:values-cell-range-address="Sheet1.E5:Sheet1.E12" chart:label-cell-address="Sheet1.E4:Sheet1.E4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_BEFORE</text:p>
                <draw:g>
                  <svg:desc>Sheet1.C4:Sheet1.C4</svg:desc>
                </draw:g>
              </table:table-cell>
              <table:table-cell office:value-type="string">
                <text:p>SPEEDUP_AFTER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1">
                <text:p>1</text:p>
                <draw:g>
                  <svg:desc>Sheet1.C5:Sheet1.C12</svg:desc>
                </draw:g>
              </table:table-cell>
              <table:table-cell office:value-type="float" office:value="1">
                <text:p>1</text:p>
                <draw:g>
                  <svg:desc>Sheet1.E5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317925807857">
                <text:p>1.0317925807857</text:p>
              </table:table-cell>
              <table:table-cell office:value-type="float" office:value="1.01957067230413">
                <text:p>1.01957067230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98936704666795">
                <text:p>0.998936704666795</text:p>
              </table:table-cell>
              <table:table-cell office:value-type="float" office:value="2.05169089242667">
                <text:p>2.05169089242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77475967958411">
                <text:p>3.77475967958411</text:p>
              </table:table-cell>
              <table:table-cell office:value-type="float" office:value="4.12431466280886">
                <text:p>4.12431466280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04292343387471">
                <text:p>6.04292343387471</text:p>
              </table:table-cell>
              <table:table-cell office:value-type="float" office:value="2.50830421809649">
                <text:p>2.50830421809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.4826677248377">
                <text:p>10.4826677248377</text:p>
              </table:table-cell>
              <table:table-cell office:value-type="float" office:value="9.67127177079366">
                <text:p>9.6712717707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0.2239639820275">
                <text:p>20.2239639820275</text:p>
              </table:table-cell>
              <table:table-cell office:value-type="float" office:value="25.6439128521844">
                <text:p>25.6439128521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3687147101284">
                <text:p>12.3687147101284</text:p>
              </table:table-cell>
              <table:table-cell office:value-type="float" office:value="39.0503486438869">
                <text:p>39.0503486438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